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bleau1" style:family="table">
      <style:table-properties style:width="8.809cm" table:align="left" style:writing-mode="lr-tb"/>
    </style:style>
    <style:style style:name="Tableau1.A" style:family="table-column">
      <style:table-column-properties style:column-width="8.809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2.61cm" table:align="left" style:writing-mode="lr-tb"/>
    </style:style>
    <style:style style:name="Tableau2.A" style:family="table-column">
      <style:table-column-properties style:column-width="7.505cm"/>
    </style:style>
    <style:style style:name="Tableau2.B" style:family="table-column">
      <style:table-column-properties style:column-width="7.504cm"/>
    </style:style>
    <style:style style:name="Tableau2.C" style:family="table-column">
      <style:table-column-properties style:column-width="7.60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orphans="0" fo:widows="0"/>
    </style:style>
    <style:style style:name="P2" style:family="paragraph" style:parent-style-name="Table_20_Contents">
      <style:text-properties officeooo:rsid="000a51f1" officeooo:paragraph-rsid="000a51f1"/>
    </style:style>
    <style:style style:name="P3" style:family="paragraph" style:parent-style-name="Table_20_Contents">
      <style:paragraph-properties fo:text-align="center" style:justify-single-word="false"/>
      <style:text-properties officeooo:rsid="000cd327" officeooo:paragraph-rsid="000cd327"/>
    </style:style>
    <style:style style:name="P4" style:family="paragraph" style:parent-style-name="Table_20_Contents">
      <style:text-properties officeooo:rsid="000cd327" officeooo:paragraph-rsid="000cd327"/>
    </style:style>
    <style:style style:name="P5" style:family="paragraph" style:parent-style-name="Table_20_Contents">
      <style:paragraph-properties fo:text-align="center" style:justify-single-word="false"/>
      <style:text-properties officeooo:rsid="000e21c3" officeooo:paragraph-rsid="000e21c3"/>
    </style:style>
    <style:style style:name="P6" style:family="paragraph" style:parent-style-name="Table_20_Contents">
      <style:text-properties officeooo:rsid="000e21c3" officeooo:paragraph-rsid="000e21c3"/>
    </style:style>
    <style:style style:name="P7" style:family="paragraph" style:parent-style-name="Standard">
      <style:paragraph-properties fo:text-align="start" style:justify-single-word="false" fo:orphans="0" fo:widows="0"/>
    </style:style>
    <style:style style:name="P8" style:family="paragraph" style:parent-style-name="Table_20_Contents">
      <style:paragraph-properties fo:text-align="center" style:justify-single-word="false"/>
      <style:text-properties officeooo:rsid="000cd327" officeooo:paragraph-rsid="000cd327"/>
    </style:style>
    <style:style style:name="P9" style:family="paragraph" style:parent-style-name="Table_20_Contents">
      <style:paragraph-properties fo:text-align="center" style:justify-single-word="false"/>
      <style:text-properties officeooo:rsid="000cd327" officeooo:paragraph-rsid="000e7411"/>
    </style:style>
    <style:style style:name="P10" style:family="paragraph" style:parent-style-name="Table_20_Contents">
      <style:text-properties officeooo:rsid="000cd327" officeooo:paragraph-rsid="000cd327"/>
    </style:style>
    <style:style style:name="P11" style:family="paragraph" style:parent-style-name="Table_20_Contents">
      <style:paragraph-properties fo:text-align="center" style:justify-single-word="false"/>
      <style:text-properties officeooo:rsid="000a51f1" officeooo:paragraph-rsid="000a51f1"/>
    </style:style>
    <style:style style:name="P12" style:family="paragraph" style:parent-style-name="Table_20_Contents">
      <style:text-properties officeooo:rsid="000e21c3" officeooo:paragraph-rsid="000e21c3"/>
    </style:style>
    <style:style style:name="P13" style:family="paragraph" style:parent-style-name="Table_20_Contents">
      <style:paragraph-properties fo:text-align="center" style:justify-single-word="false"/>
      <style:text-properties officeooo:rsid="000e21c3" officeooo:paragraph-rsid="000e21c3"/>
    </style:style>
    <style:style style:name="P14" style:family="paragraph" style:parent-style-name="Table_20_Contents">
      <style:text-properties officeooo:rsid="000e7411" officeooo:paragraph-rsid="000e7411"/>
    </style:style>
    <style:style style:name="P15" style:family="paragraph" style:parent-style-name="Table_20_Contents">
      <style:text-properties officeooo:rsid="00122069" officeooo:paragraph-rsid="00122069"/>
    </style:style>
    <style:style style:name="P16" style:family="paragraph" style:parent-style-name="Table_20_Contents">
      <style:text-properties fo:font-size="11pt" officeooo:rsid="000cd327" officeooo:paragraph-rsid="000cd327" style:font-size-asian="11pt" style:font-size-complex="11pt"/>
    </style:style>
    <style:style style:name="P17" style:family="paragraph" style:parent-style-name="Table_20_Contents">
      <style:text-properties fo:font-size="11pt" officeooo:rsid="000e21c3" officeooo:paragraph-rsid="000e21c3" style:font-size-asian="11pt" style:font-size-complex="11pt"/>
    </style:style>
    <style:style style:name="T1" style:family="text">
      <style:text-properties officeooo:rsid="000e7411"/>
    </style:style>
    <style:style style:name="T2" style:family="text">
      <style:text-properties officeooo:rsid="0010985a"/>
    </style:style>
    <style:style style:name="T3" style:family="text">
      <style:text-properties officeooo:rsid="00122069"/>
    </style:style>
    <style:style style:name="T4" style:family="text">
      <style:text-properties officeooo:rsid="001221fa"/>
    </style:style>
    <style:style style:name="T5" style:family="text">
      <style:text-properties officeooo:rsid="00124083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122069" style:font-size-asian="11pt" style:font-size-complex="11pt"/>
    </style:style>
    <style:style style:name="T8" style:family="text">
      <style:text-properties fo:font-size="11pt" officeooo:rsid="001221fa" style:font-size-asian="11pt" style:font-size-complex="11pt"/>
    </style:style>
    <style:style style:name="T9" style:family="text">
      <style:text-properties fo:font-size="11pt" officeooo:rsid="00124083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1"><text:span text:style-name="classe">class Jeu</text:span> <text:span text:style-name="Commentaire">//classe abstraite</text:span></text:p>
          </table:table-cell>
        </table:table-row>
        <table:table-row>
          <table:table-cell table:style-name="Tableau1.A2" office:value-type="string">
            <text:p text:style-name="P2"><text:span text:style-name="visibilité">protected:</text:span></text:p>
            <text:p text:style-name="P2"><text:span text:style-name="Type_20_de_20_variable"><text:span text:style-name="T1">float**</text:span></text:span> <text:span text:style-name="Nom_20_de_20_variable">plateau</text:span>;</text:p>
            <text:p text:style-name="P2"><text:span text:style-name="Qualificateurs">const</text:span> <text:span text:style-name="Type_20_de_20_variable">int</text:span> <text:span text:style-name="Nom_20_de_20_variable">longueur</text:span>;</text:p>
            <text:p text:style-name="P2"><text:span text:style-name="Qualificateurs">const</text:span> <text:span text:style-name="Type_20_de_20_variable">int</text:span> <text:span text:style-name="Nom_20_de_20_variable"><text:span text:style-name="T5">haut</text:span></text:span><text:span text:style-name="Nom_20_de_20_variable">eur</text:span>;</text:p>
            <text:p text:style-name="Standard"><text:span text:style-name="Qualificateurs">static </text:span><text:span text:style-name="Qualificateurs"><text:span text:style-name="T2">const</text:span></text:span><text:span text:style-name="Qualificateurs"> </text:span><text:span text:style-name="Type_20_de_20_variable"><text:span text:style-name="T1">floa</text:span></text:span><text:span text:style-name="Type_20_de_20_variable">t</text:span> <text:span text:style-name="Nom_20_de_20_variable">caseVide</text:span><text:span text:style-name="T1">=0.0</text:span>;</text:p>
            <text:p text:style-name="P2"><text:span text:style-name="Type_20_de_20_variable">int</text:span> <text:span text:style-name="Nom_20_de_20_variable">score</text:span>;</text:p>
            <text:p text:style-name="P2"/>
            <text:p text:style-name="P2"><text:span text:style-name="visibilité">public:</text:span></text:p>
            <text:p text:style-name="P2"><text:span text:style-name="Nom_20_de_20_fonction">Jeu</text:span>(<text:span text:style-name="Type_20_de_20_variable">int</text:span>,<text:span text:style-name="Type_20_de_20_variable">int</text:span>); <text:span text:style-name="Commentaire">//dimensions</text:span></text:p>
            <text:p text:style-name="P2"><text:span text:style-name="Qualificateurs">virtual</text:span> <text:span text:style-name="Type_20_de_20_variable">void</text:span> <text:span text:style-name="Nom_20_de_20_fonction">initialiser</text:span>()=0;</text:p>
            <text:p text:style-name="P2"><text:span text:style-name="Qualificateurs">virtual</text:span> <text:span text:style-name="Type_20_de_20_variable">bool</text:span> <text:span text:style-name="Nom_20_de_20_fonction">jeuTermine</text:span>() <text:span text:style-name="Qualificateurs">const</text:span>=0;</text:p>
            <text:p text:style-name="P2"><text:span text:style-name="Qualificateurs">virtual</text:span> <text:span text:style-name="Type_20_de_20_variable">void</text:span> <text:span text:style-name="Nom_20_de_20_fonction">jouerHumain</text:span>()=0;</text:p>
            <text:p text:style-name="P2"><text:span text:style-name="Qualificateurs">virtual</text:span> <text:span text:style-name="Type_20_de_20_variable">void</text:span> <text:span text:style-name="Nom_20_de_20_fonction">jouerRobot</text:span>()=0;</text:p>
            <text:p text:style-name="P2"><text:span text:style-name="Qualificateurs">virtual</text:span> <text:span text:style-name="Type_20_de_20_variable">void</text:span> <text:span text:style-name="Nom_20_de_20_fonction">afficher</text:span>(<text:span text:style-name="Type_20_de_20_variable">ostream&amp;</text:span> <text:span text:style-name="Nom_20_de_20_variable">o</text:span>=cout) <text:span text:style-name="Qualificateurs">const</text:span>=0;</text:p>
            <text:p text:style-name="P2"><text:span text:style-name="Qualificateurs">virtual</text:span> <text:span text:style-name="Type_20_de_20_variable">void</text:span> <text:span text:style-name="Nom_20_de_20_fonction">deplacerHaut</text:span>()=0;</text:p>
            <text:p text:style-name="P2"><text:span text:style-name="Qualificateurs">virtual</text:span> <text:span text:style-name="Type_20_de_20_variable">void</text:span> <text:span text:style-name="Nom_20_de_20_fonction">deplacerBas</text:span>()=0;</text:p>
            <text:p text:style-name="P2"><text:span text:style-name="Qualificateurs">virtual</text:span> <text:span text:style-name="Type_20_de_20_variable">void</text:span> <text:span text:style-name="Nom_20_de_20_fonction">deplacerGauche</text:span>()=0;</text:p>
            <text:p text:style-name="P2"><text:span text:style-name="Qualificateurs">virtual</text:span> <text:span text:style-name="Type_20_de_20_variable">void</text:span> <text:span text:style-name="Nom_20_de_20_fonction">deplacerDroite</text:span>()=0;</text:p>
            <text:p text:style-name="P2"><text:span text:style-name="Qualificateurs">virtual</text:span> <text:span text:style-name="Nom_20_de_20_fonction">~Jeu</text:span>();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classe"><text:span text:style-name="T6">class Jeu2048 </text:span></text:span><text:span text:style-name="T6">:</text:span><text:span text:style-name="classe"><text:span text:style-name="T6"> </text:span></text:span><text:span text:style-name="visibilité"><text:span text:style-name="T6">public</text:span></text:span><text:span text:style-name="classe"><text:span text:style-name="T6"> Jeu</text:span></text:span></text:p>
            <text:p text:style-name="P9"><text:span text:style-name="Commentaire"><text:span text:style-name="T6">//les nombres seront entiers, mais</text:span></text:span></text:p>
            <text:p text:style-name="P9"><text:span text:style-name="Commentaire"><text:span text:style-name="T6">pour pouvoir implémenter les</text:span></text:span></text:p>
            <text:p text:style-name="P9"><text:span text:style-name="Commentaire"><text:span text:style-name="T6">variantes supplémentaires, on aura</text:span></text:span></text:p>
            <text:p text:style-name="P9"><text:span text:style-name="Commentaire"><text:span text:style-name="T6">besoin de définir des constantes (qui</text:span></text:span></text:p>
            <text:p text:style-name="P9"><text:span text:style-name="Commentaire"><text:span text:style-name="T6">ne correspondent pas à des nombres</text:span></text:span></text:p>
            <text:p text:style-name="P9"><text:span text:style-name="Commentaire"><text:span text:style-name="T6">possibles) pour pouvoir afficher le</text:span></text:span></text:p>
            <text:p text:style-name="P9"><text:span text:style-name="Commentaire"><text:span text:style-name="T6">plateau.</text:span></text:span></text:p>
          </table:table-cell>
          <table:table-cell table:style-name="Tableau2.A1" office:value-type="string">
            <text:p text:style-name="P3"><text:span text:style-name="classe"><text:span text:style-name="T6">class Taquin</text:span></text:span><text:span text:style-name="T6"> : </text:span><text:span text:style-name="visibilité"><text:span text:style-name="T6">public</text:span></text:span><text:span text:style-name="T6"> </text:span><text:span text:style-name="classe"><text:span text:style-name="T6">Jeu</text:span></text:span></text:p>
          </table:table-cell>
          <table:table-cell table:style-name="Tableau2.C1" office:value-type="string">
            <text:p text:style-name="P5"><text:span text:style-name="classe"><text:span text:style-name="T6">class Sokoban</text:span></text:span><text:span text:style-name="T6"> : </text:span><text:span text:style-name="visibilité"><text:span text:style-name="T6">public </text:span></text:span><text:span text:style-name="classe"><text:span text:style-name="T6">Jeu</text:span></text:span></text:p>
          </table:table-cell>
        </table:table-row>
        <table:table-row>
          <table:table-cell table:style-name="Tableau2.A2" office:value-type="string">
            <text:p text:style-name="P4"><text:span text:style-name="visibilité"><text:span text:style-name="T6">pr</text:span></text:span><text:span text:style-name="visibilité"><text:span text:style-name="T7">ot</text:span></text:span><text:span text:style-name="visibilité"><text:span text:style-name="T6">e</text:span></text:span><text:span text:style-name="visibilité"><text:span text:style-name="T7">cted</text:span></text:span><text:span text:style-name="visibilité"><text:span text:style-name="T6">:</text:span></text:span></text:p>
            <text:p text:style-name="P4"><text:span text:style-name="Type_20_de_20_variable"><text:span text:style-name="T6">bool</text:span></text:span><text:span text:style-name="T6"> </text:span><text:span text:style-name="Nom_20_de_20_variable"><text:span text:style-name="T6">autresNombres</text:span></text:span><text:span text:style-name="T6">;</text:span></text:p>
            <text:p text:style-name="P4"><text:span text:style-name="Type_20_de_20_variable"><text:span text:style-name="T6">bool</text:span></text:span><text:span text:style-name="T6"> </text:span><text:span text:style-name="Nom_20_de_20_variable"><text:span text:style-name="T6">nombresNegatifs</text:span></text:span><text:span text:style-name="T6">;</text:span></text:p>
            <text:p text:style-name="P4"><text:span text:style-name="Type_20_de_20_variable"><text:span text:style-name="T6">bool</text:span></text:span><text:span text:style-name="T6"> </text:span><text:span text:style-name="Nom_20_de_20_variable"><text:span text:style-name="T6">multDiv</text:span></text:span><text:span text:style-name="T6">;</text:span></text:p>
            <text:p text:style-name="P4"><text:span text:style-name="Type_20_de_20_variable"><text:span text:style-name="T6">bool</text:span></text:span><text:span text:style-name="T6"> </text:span><text:span text:style-name="Nom_20_de_20_variable"><text:span text:style-name="T6">destroy</text:span></text:span><text:span text:style-name="T6">;</text:span></text:p>
            <text:p text:style-name="P4"><text:span text:style-name="Qualificateurs"><text:span text:style-name="T6">static const</text:span></text:span><text:span text:style-name="T6"> </text:span><text:span text:style-name="Type_20_de_20_variable"><text:span text:style-name="T6">float</text:span></text:span><text:span text:style-name="T6"> </text:span><text:span text:style-name="Nom_20_de_20_variable"><text:span text:style-name="T6">MULT</text:span></text:span><text:span text:style-name="T6">=1.0;</text:span></text:p>
            <text:p text:style-name="P4"><text:span text:style-name="Qualificateurs"><text:span text:style-name="T6">static const</text:span></text:span><text:span text:style-name="T6"> </text:span><text:span text:style-name="Type_20_de_20_variable"><text:span text:style-name="T6">float</text:span></text:span><text:span text:style-name="T6"> </text:span><text:span text:style-name="Nom_20_de_20_variable"><text:span text:style-name="T6">DIV</text:span></text:span><text:span text:style-name="T6">=-1.0;</text:span></text:p>
            <text:p text:style-name="P4"><text:span text:style-name="Qualificateurs"><text:span text:style-name="T6">static const</text:span></text:span><text:span text:style-name="T6"> </text:span><text:span text:style-name="Type_20_de_20_variable"><text:span text:style-name="T6">float</text:span></text:span><text:span text:style-name="T6"> </text:span><text:span text:style-name="Nom_20_de_20_variable"><text:span text:style-name="T6">DESTROY_F</text:span></text:span><text:span text:style-name="T6">=0.5;</text:span></text:p>
            <text:p text:style-name="P4"><text:span text:style-name="Commentaire"><text:span text:style-name="T6">//les valeurs 1, -1 et 0.5 n'étant pas</text:span></text:span></text:p>
            <text:p text:style-name="P4"><text:span text:style-name="Commentaire"><text:span text:style-name="T6">des valeurs possibles de nombres, on</text:span></text:span></text:p>
            <text:p text:style-name="P4"><text:span text:style-name="Commentaire"><text:span text:style-name="T6">les utilise pour r</text:span></text:span><text:span text:style-name="Commentaire"><text:span text:style-name="T9">e</text:span></text:span><text:span text:style-name="Commentaire"><text:span text:style-name="T6">présenter</text:span></text:span></text:p>
            <text:p text:style-name="P4"><text:span text:style-name="Commentaire"><text:span text:style-name="T6">respectivement les cases x2, /2 et</text:span></text:span></text:p>
            <text:p text:style-name="P4"><text:span text:style-name="Commentaire"><text:span text:style-name="T6">destroy)</text:span></text:span></text:p>
            <text:p text:style-name="P16"/>
            <text:p text:style-name="P4"><text:span text:style-name="visibilité"><text:span text:style-name="T6">public:</text:span></text:span></text:p>
            <text:p text:style-name="P4"><text:span text:style-name="Nom_20_de_20_fonction"><text:span text:style-name="T6">Jeu2048</text:span></text:span><text:span text:style-name="T6">(</text:span><text:span text:style-name="Type_20_de_20_variable"><text:span text:style-name="T6">int</text:span></text:span><text:span text:style-name="T6"> </text:span><text:span text:style-name="Nom_20_de_20_variable"><text:span text:style-name="T6">l</text:span></text:span><text:span text:style-name="T6">, </text:span><text:span text:style-name="Type_20_de_20_variable"><text:span text:style-name="T6">int</text:span></text:span><text:span text:style-name="T6"> </text:span><text:span text:style-name="Nom_20_de_20_variable"><text:span text:style-name="T6">h</text:span></text:span><text:span text:style-name="T6">, </text:span><text:span text:style-name="Type_20_de_20_variable"><text:span text:style-name="T6">bool </text:span></text:span><text:span text:style-name="Nom_20_de_20_variable"><text:span text:style-name="T6">autres</text:span></text:span><text:span text:style-name="T6">=false, </text:span><text:span text:style-name="Type_20_de_20_variable"><text:span text:style-name="T6">bool</text:span></text:span><text:span text:style-name="T6"> </text:span><text:span text:style-name="Nom_20_de_20_variable"><text:span text:style-name="T6">neg</text:span></text:span><text:span text:style-name="T6">=false, </text:span><text:span text:style-name="Type_20_de_20_variable"><text:span text:style-name="T6">bool</text:span></text:span></text:p>
            <text:p text:style-name="P4"><text:span text:style-name="Nom_20_de_20_variable"><text:span text:style-name="T6">mult_div</text:span></text:span><text:span text:style-name="T6">=false, </text:span><text:span text:style-name="Type_20_de_20_variable"><text:span text:style-name="T6">bool</text:span></text:span><text:span text:style-name="T6"> </text:span><text:span text:style-name="Nom_20_de_20_variable"><text:span text:style-name="T6">destroy</text:span></text:span><text:span text:style-name="T6">=false);</text:span></text:p>
            <text:p text:style-name="P4"><text:span text:style-name="Commentaire"><text:span text:style-name="T6">//par défaut, on implémente le jeu</text:span></text:span></text:p>
            <text:p text:style-name="P4"><text:span text:style-name="Commentaire"><text:span text:style-name="T6">basique</text:span></text:span></text:p>
            <text:p text:style-name="P15"><text:span text:style-name="Qualificateurs"><text:span text:style-name="T8">virtual</text:span></text:span><text:span text:style-name="Type_20_de_20_variable"><text:span text:style-name="T8"> </text:span></text:span><text:span text:style-name="Type_20_de_20_variable"><text:span text:style-name="T6">void</text:span></text:span><text:span text:style-name="T6"> </text:span><text:span text:style-name="Nom_20_de_20_fonction"><text:span text:style-name="T6">fusionGauche</text:span></text:span><text:span text:style-name="T6">();</text:span></text:p>
            <text:p text:style-name="P15"><text:span text:style-name="Qualificateurs"><text:span text:style-name="T8">virtual</text:span></text:span><text:span text:style-name="Type_20_de_20_variable"><text:span text:style-name="T8"> </text:span></text:span><text:span text:style-name="Type_20_de_20_variable"><text:span text:style-name="T6">void</text:span></text:span><text:span text:style-name="T6"> </text:span><text:span text:style-name="Nom_20_de_20_fonction"><text:span text:style-name="T6">fusionDroite</text:span></text:span><text:span text:style-name="T6">();</text:span></text:p>
            <text:p text:style-name="P15"><text:span text:style-name="Qualificateurs"><text:span text:style-name="T8">virtual</text:span></text:span><text:span text:style-name="Type_20_de_20_variable"><text:span text:style-name="T8"> </text:span></text:span><text:span text:style-name="Type_20_de_20_variable"><text:span text:style-name="T6">void</text:span></text:span><text:span text:style-name="T6"> </text:span><text:span text:style-name="Nom_20_de_20_fonction"><text:span text:style-name="T6">fusionHaut</text:span></text:span><text:span text:style-name="T6">();</text:span></text:p>
            <text:p text:style-name="P15"><text:span text:style-name="Qualificateurs"><text:span text:style-name="T8">virtual</text:span></text:span><text:span text:style-name="Type_20_de_20_variable"><text:span text:style-name="T8"> </text:span></text:span><text:span text:style-name="Type_20_de_20_variable"><text:span text:style-name="T6">void</text:span></text:span><text:span text:style-name="T6"> </text:span><text:span text:style-name="Nom_20_de_20_fonction"><text:span text:style-name="T6">fusionBas</text:span></text:span><text:span text:style-name="T6">();</text:span></text:p>
            <text:p text:style-name="P4"><text:span text:style-name="Qualificateurs"><text:span text:style-name="T6">v</text:span></text:span><text:span text:style-name="Qualificateurs"><text:span text:style-name="T8">irtual</text:span></text:span><text:span text:style-name="Nom_20_de_20_fonction"><text:span text:style-name="T8"> </text:span></text:span><text:span text:style-name="Nom_20_de_20_fonction"><text:span text:style-name="T6">~Jeu2048</text:span></text:span><text:span text:style-name="T6">();</text:span></text:p>
          </table:table-cell>
          <table:table-cell table:style-name="Tableau2.B2" office:value-type="string">
            <text:p text:style-name="P4"><text:span text:style-name="visibilité"><text:span text:style-name="T6">pr</text:span></text:span><text:span text:style-name="visibilité"><text:span text:style-name="T7">o</text:span></text:span><text:span text:style-name="visibilité"><text:span text:style-name="T6">te</text:span></text:span><text:span text:style-name="visibilité"><text:span text:style-name="T7">cted</text:span></text:span><text:span text:style-name="visibilité"><text:span text:style-name="T6">:</text:span></text:span></text:p>
            <text:p text:style-name="P4"><text:span text:style-name="Type_20_de_20_variable"><text:span text:style-name="T6">int</text:span></text:span><text:span text:style-name="T6"> </text:span><text:span text:style-name="Nom_20_de_20_variable"><text:span text:style-name="T6">pos_x</text:span></text:span><text:span text:style-name="T6">;</text:span></text:p>
            <text:p text:style-name="P4"><text:span text:style-name="Type_20_de_20_variable"><text:span text:style-name="T6">int</text:span></text:span><text:span text:style-name="T6"> </text:span><text:span text:style-name="Nom_20_de_20_variable"><text:span text:style-name="T6">pos_y</text:span></text:span><text:span text:style-name="T6">;</text:span></text:p>
            <text:p text:style-name="P4"><text:span text:style-name="Commentaire"><text:span text:style-name="T6">//pos_x et pos_y représentent les coordonnées de la case vide</text:span></text:span></text:p>
            <text:p text:style-name="P16"/>
            <text:p text:style-name="P4"><text:span text:style-name="visibilité"><text:span text:style-name="T6">public:</text:span></text:span></text:p>
            <text:p text:style-name="P4"><text:span text:style-name="Nom_20_de_20_fonction"><text:span text:style-name="T6">Taquin</text:span></text:span><text:span text:style-name="T6">(</text:span><text:span text:style-name="Type_20_de_20_variable"><text:span text:style-name="T6">int</text:span></text:span><text:span text:style-name="T6">,</text:span><text:span text:style-name="Type_20_de_20_variable"><text:span text:style-name="T6">int</text:span></text:span><text:span text:style-name="T6">);</text:span></text:p>
            <text:p text:style-name="P4"><text:span text:style-name="Qualificateurs"><text:span text:style-name="T8">virtual</text:span></text:span><text:span text:style-name="Nom_20_de_20_fonction"><text:span text:style-name="T8"> </text:span></text:span><text:span text:style-name="Nom_20_de_20_fonction"><text:span text:style-name="T6">~Taquin</text:span></text:span><text:span text:style-name="T6">();</text:span></text:p>
          </table:table-cell>
          <table:table-cell table:style-name="Tableau2.C2" office:value-type="string">
            <text:p text:style-name="P6"><text:span text:style-name="visibilité"><text:span text:style-name="T6">pr</text:span></text:span><text:span text:style-name="visibilité"><text:span text:style-name="T7">o</text:span></text:span><text:span text:style-name="visibilité"><text:span text:style-name="T6">te</text:span></text:span><text:span text:style-name="visibilité"><text:span text:style-name="T7">cted</text:span></text:span><text:span text:style-name="visibilité"><text:span text:style-name="T6">:</text:span></text:span></text:p>
            <text:p text:style-name="P6"><text:span text:style-name="Type_20_de_20_variable"><text:span text:style-name="T6">int</text:span></text:span><text:span text:style-name="T6"> </text:span><text:span text:style-name="Nom_20_de_20_variable"><text:span text:style-name="T6">pos_x</text:span></text:span><text:span text:style-name="T6">;</text:span></text:p>
            <text:p text:style-name="P6"><text:span text:style-name="Type_20_de_20_variable"><text:span text:style-name="T6">int</text:span></text:span><text:span text:style-name="T6"> </text:span><text:span text:style-name="Nom_20_de_20_variable"><text:span text:style-name="T6">pos_y</text:span></text:span><text:span text:style-name="T6">;</text:span></text:p>
            <text:p text:style-name="P6"><text:span text:style-name="Commentaire"><text:span text:style-name="T6">//pos_x et pos_y représentent les coordonnées de la case occupée par le personnage</text:span></text:span></text:p>
            <text:p text:style-name="P17"/>
            <text:p text:style-name="P14"><text:span text:style-name="Qualificateurs"><text:span text:style-name="T6">static const</text:span></text:span><text:span text:style-name="T6"> </text:span><text:span text:style-name="Type_20_de_20_variable"><text:span text:style-name="T6">float</text:span></text:span><text:span text:style-name="T6"> </text:span><text:span text:style-name="Nom_20_de_20_variable"><text:span text:style-name="T6">PERS</text:span></text:span><text:span text:style-name="T6">=1.0;</text:span></text:p>
            <text:p text:style-name="P14"><text:span text:style-name="Qualificateurs"><text:span text:style-name="T6">static const</text:span></text:span><text:span text:style-name="T6"> </text:span><text:span text:style-name="Type_20_de_20_variable"><text:span text:style-name="T6">float</text:span></text:span><text:span text:style-name="T6"> </text:span><text:span text:style-name="Nom_20_de_20_variable"><text:span text:style-name="T6">CAISSE</text:span></text:span><text:span text:style-name="T6">=2.0;</text:span></text:p>
            <text:p text:style-name="P14"><text:span text:style-name="Qualificateurs"><text:span text:style-name="T6">static const</text:span></text:span><text:span text:style-name="T6"> </text:span><text:span text:style-name="Type_20_de_20_variable"><text:span text:style-name="T6">float</text:span></text:span><text:span text:style-name="T6"> </text:span><text:span text:style-name="Nom_20_de_20_variable"><text:span text:style-name="T6">BUT</text:span></text:span><text:span text:style-name="T6">=3.0;</text:span></text:p>
            <text:p text:style-name="P14"><text:span text:style-name="Qualificateurs"><text:span text:style-name="T6">static const</text:span></text:span><text:span text:style-name="T6"> </text:span><text:span text:style-name="Type_20_de_20_variable"><text:span text:style-name="T6">float</text:span></text:span><text:span text:style-name="T6"> </text:span><text:span text:style-name="Nom_20_de_20_variable"><text:span text:style-name="T6">MUR</text:span></text:span><text:span text:style-name="T6">=4.0;</text:span></text:p>
            <text:p text:style-name="P17"/>
            <text:p text:style-name="P6"><text:span text:style-name="visibilité"><text:span text:style-name="T6">public:</text:span></text:span></text:p>
            <text:p text:style-name="P6"><text:span text:style-name="Nom_20_de_20_fonction"><text:span text:style-name="T6">Sokoban</text:span></text:span><text:span text:style-name="T6">(</text:span><text:span text:style-name="Type_20_de_20_variable"><text:span text:style-name="T6">int</text:span></text:span><text:span text:style-name="T6">,</text:span><text:span text:style-name="Type_20_de_20_variable"><text:span text:style-name="T6">int</text:span></text:span><text:span text:style-name="T6">);</text:span></text:p>
            <text:p text:style-name="P6"><text:span text:style-name="Qualificateurs"><text:span text:style-name="T8">virtual</text:span></text:span><text:span text:style-name="Nom_20_de_20_fonction"><text:span text:style-name="T8"> </text:span></text:span><text:span text:style-name="Nom_20_de_20_fonction"><text:span text:style-name="T6">~Sokoban</text:span></text:span><text:span text:style-name="T6">();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fr" fo:country="FR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FreeSans" style:font-family-asian="FreeSans" style:font-family-generic-asian="system" style:font-pitch-asian="variable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asian="FreeSans" style:font-family-asian="FreeSans" style:font-family-generic-asian="system" style:font-pitch-asian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8pt" fo:font-weight="bold" style:font-name-asian="FreeSans" style:font-family-asian="FreeSans" style:font-family-generic-asian="system" style:font-pitch-asian="variable" style:font-size-asian="18pt" style:font-weight-asian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" fo:font-family="'Liberation Sans'" style:font-family-generic="swiss" style:font-pitch="variable" fo:font-size="16pt" fo:font-weight="bold" style:font-name-asian="FreeSans" style:font-family-asian="FreeSans" style:font-family-generic-asian="system" style:font-pitch-asian="variable" style:font-size-asian="16pt" style:font-weight-asian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 fo:keep-with-next="always"/>
      <style:text-properties fo:color="#808080" style:font-name="Liberation Sans" fo:font-family="'Liberation Sans'" style:font-family-generic="swiss" style:font-pitch="variable" fo:font-size="14pt" fo:font-weight="bold" style:font-name-asian="FreeSans" style:font-family-asian="FreeSans" style:font-family-generic-asian="system" style:font-pitch-asian="variable" style:font-size-asian="14pt" style:font-weight-asian="bold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8pt" fo:font-weight="bold" style:font-name-asian="FreeSans" style:font-family-asian="FreeSans" style:font-family-generic-asian="system" style:font-pitch-asian="variable" style:font-size-asian="28pt" style:font-weight-asian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8pt" style:font-name-asian="FreeSans" style:font-family-asian="FreeSans" style:font-family-generic-asian="system" style:font-pitch-asian="variable" style:font-size-asian="18pt"/>
    </style:style>
    <style:style style:name="classe" style:family="text">
      <style:text-properties fo:color="#0066ff"/>
    </style:style>
    <style:style style:name="visibilité" style:family="text">
      <style:text-properties fo:color="#006600"/>
    </style:style>
    <style:style style:name="Nom_20_de_20_variable" style:display-name="Nom de variable" style:family="text">
      <style:text-properties fo:color="#ff33ff"/>
    </style:style>
    <style:style style:name="Type_20_de_20_variable" style:display-name="Type de variable" style:family="text">
      <style:text-properties fo:color="#ff6600"/>
    </style:style>
    <style:style style:name="Nom_20_de_20_fonction" style:display-name="Nom de fonction" style:family="text">
      <style:text-properties fo:color="#9900ff" fo:font-weight="bold" style:font-weight-asian="bold"/>
    </style:style>
    <style:style style:name="Qualificateurs" style:family="text">
      <style:text-properties fo:color="#009999"/>
    </style:style>
    <style:style style:name="Commentaire" style:family="text">
      <style:text-properties fo:color="#ff3333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6:48:00</meta:creation-date>
    <dc:date>2016-12-02T11:22:57.251250606</dc:date>
    <meta:generator>LibreOffice/4.3.3.2$Linux_x86 LibreOffice_project/430m0$Build-2</meta:generator>
    <meta:editing-duration>PT23M48S</meta:editing-duration>
    <meta:editing-cycles>6</meta:editing-cycles>
    <meta:document-statistic meta:table-count="2" meta:image-count="0" meta:object-count="0" meta:page-count="2" meta:paragraph-count="70" meta:word-count="237" meta:character-count="1737" meta:non-whitespace-character-count="1570"/>
  </office:meta>
</office:document-meta>
</file>